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g John" svg:font-family="'Big John'" style:font-pitch="variable"/>
    <style:font-face style:name="Roboto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Slim Joe" svg:font-family="'Slim Jo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9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bold" officeooo:rsid="001e8dac" officeooo:paragraph-rsid="001e8d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bold" officeooo:rsid="0020a1ff" officeooo:paragraph-rsid="0020a1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bold" officeooo:rsid="0027a45f" officeooo:paragraph-rsid="0027a4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 style:list-style-name="L9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1e8dac" officeooo:paragraph-rsid="001e8dac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27a45f" officeooo:paragraph-rsid="0027a45f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295259" officeooo:paragraph-rsid="00295259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29f7e3" officeooo:paragraph-rsid="002ba6a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0e291" officeooo:paragraph-rsid="0030e29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3c2ba" officeooo:paragraph-rsid="0033c2b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678f9" officeooo:paragraph-rsid="003678f9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1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842c7" officeooo:paragraph-rsid="003842c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2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fc809" officeooo:paragraph-rsid="003fc809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3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3fc809" officeooo:paragraph-rsid="003fc809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4" style:family="paragraph" style:parent-style-name="Standard" style:list-style-name="L11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467925" officeooo:paragraph-rsid="0046792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5" style:family="paragraph" style:parent-style-name="Standard" style:list-style-name="L11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4836d6" officeooo:paragraph-rsid="004836d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6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4836d6" officeooo:paragraph-rsid="004836d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7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4d674a" officeooo:paragraph-rsid="004d674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8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4e68e7" officeooo:paragraph-rsid="004e68e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9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004d1" officeooo:paragraph-rsid="005004d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0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16e75" officeooo:paragraph-rsid="00516e7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1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451c5" officeooo:paragraph-rsid="005451c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451c5" officeooo:paragraph-rsid="005451c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3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703be" officeooo:paragraph-rsid="005703b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4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5e159e" officeooo:paragraph-rsid="005e15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5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63718d" officeooo:paragraph-rsid="0063718d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6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64743a" officeooo:paragraph-rsid="0064743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7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65fe35" officeooo:paragraph-rsid="0065fe3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8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670f01" officeooo:paragraph-rsid="00670f0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9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normal" officeooo:rsid="0072dc61" officeooo:paragraph-rsid="0072dc6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0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bold" officeooo:rsid="003678f9" officeooo:paragraph-rsid="003678f9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1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bold" officeooo:rsid="003b1fd8" officeooo:paragraph-rsid="003b1fd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2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bold" officeooo:rsid="005004d1" officeooo:paragraph-rsid="005004d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3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bold" officeooo:rsid="0065fe35" officeooo:paragraph-rsid="0065fe3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4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fo:font-weight="bold" officeooo:rsid="00670f01" officeooo:paragraph-rsid="00670f0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5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689dba" officeooo:paragraph-rsid="00689db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6d075d" officeooo:paragraph-rsid="006d075d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6e8ea0" officeooo:paragraph-rsid="006e8ea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6f01e1" officeooo:paragraph-rsid="006f01e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2dc61" officeooo:paragraph-rsid="0072dc6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0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2dc61" officeooo:paragraph-rsid="007e053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1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397a4" officeooo:paragraph-rsid="007397a4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2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397a4" officeooo:paragraph-rsid="007e053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3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4567a" officeooo:paragraph-rsid="0074567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4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4567a" officeooo:paragraph-rsid="007e053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5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ba68b" officeooo:paragraph-rsid="007ba68b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6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c3d65" officeooo:paragraph-rsid="007c3d6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7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italic" style:text-underline-style="none" fo:font-weight="normal" officeooo:rsid="007c6432" officeooo:paragraph-rsid="007c6432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8" style:family="paragraph" style:parent-style-name="Standard" style:list-style-name="L9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normal" officeooo:rsid="001e8dac" officeooo:paragraph-rsid="001e8da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normal" officeooo:rsid="00223580" officeooo:paragraph-rsid="0022358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weight="normal" officeooo:rsid="00223580" officeooo:paragraph-rsid="002324f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1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27a45f" officeooo:paragraph-rsid="0027a45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295259" officeooo:paragraph-rsid="0029525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3" style:family="paragraph" style:parent-style-name="Standard" style:list-style-name="L10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33c2ba" officeooo:paragraph-rsid="0033c2b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4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4d674a" officeooo:paragraph-rsid="004d674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5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4e68e7" officeooo:paragraph-rsid="004e68e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6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004d1" officeooo:paragraph-rsid="005004d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7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133d7" officeooo:paragraph-rsid="005133d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8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16e75" officeooo:paragraph-rsid="00516e7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9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28e02" officeooo:paragraph-rsid="00528e0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0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703be" officeooo:paragraph-rsid="005703b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1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7242f" officeooo:paragraph-rsid="0057242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2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7c81c" officeooo:paragraph-rsid="0057c8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3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add41" officeooo:paragraph-rsid="005add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5c55ca" officeooo:paragraph-rsid="005c55c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5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60d461" officeooo:paragraph-rsid="0060d46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6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60d461" officeooo:paragraph-rsid="0061d8e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7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63718d" officeooo:paragraph-rsid="0063718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8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normal" officeooo:rsid="00670f01" officeooo:paragraph-rsid="00670f0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9" style:family="paragraph" style:parent-style-name="Standard" style:list-style-name="L11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467925" officeooo:paragraph-rsid="0046792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Standard" style:list-style-name="L11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4836d6" officeooo:paragraph-rsid="004836d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1" style:family="paragraph" style:parent-style-name="Standard" style:list-style-name="L12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16e75" officeooo:paragraph-rsid="00516e7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2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703be" officeooo:paragraph-rsid="005703b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3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7242f" officeooo:paragraph-rsid="0057242f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4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7c81c" officeooo:paragraph-rsid="0057c81c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5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add41" officeooo:paragraph-rsid="005add4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6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5c55ca" officeooo:paragraph-rsid="005c55c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7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fo:font-weight="bold" officeooo:rsid="0060d461" officeooo:paragraph-rsid="0060d46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8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7192c" officeooo:paragraph-rsid="0067192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9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89dba" officeooo:paragraph-rsid="00689db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0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9d8b6" officeooo:paragraph-rsid="0069d8b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1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9d8b6" officeooo:paragraph-rsid="0069d8b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2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aa278" officeooo:paragraph-rsid="006aa27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3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d075d" officeooo:paragraph-rsid="006d075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4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d075d" officeooo:paragraph-rsid="007c3d6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5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e8ea0" officeooo:paragraph-rsid="006e8ea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6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eed63" officeooo:paragraph-rsid="006eed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7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f01e1" officeooo:paragraph-rsid="006f01e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8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6f01e1" officeooo:paragraph-rsid="007c643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89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0ac5e" officeooo:paragraph-rsid="0070ac5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0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2dc61" officeooo:paragraph-rsid="0072dc6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1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2dc61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397a4" officeooo:paragraph-rsid="007397a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397a4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4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39d9e" officeooo:paragraph-rsid="00739d9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5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39d9e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4567a" officeooo:paragraph-rsid="0074567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7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4567a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8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5fdb5" officeooo:paragraph-rsid="0075fdb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9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5fdb5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0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6d422" officeooo:paragraph-rsid="0076d42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1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6d422" officeooo:paragraph-rsid="0076d42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2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ba68b" officeooo:paragraph-rsid="007ba68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3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c3d65" officeooo:paragraph-rsid="007c3d6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4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c6432" officeooo:paragraph-rsid="007c643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5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e0537" officeooo:paragraph-rsid="007e053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6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normal" officeooo:rsid="007ee1c7" officeooo:paragraph-rsid="007ee1c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7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689dba" officeooo:paragraph-rsid="00689db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8" style:family="paragraph" style:parent-style-name="Standard" style:list-style-name="L13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69d8b6" officeooo:paragraph-rsid="0069d8b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9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6aa278" officeooo:paragraph-rsid="006aa27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0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6c302b" officeooo:paragraph-rsid="006c302b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1" style:family="paragraph" style:parent-style-name="Standard" style:list-style-name="L14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70dc6f" officeooo:paragraph-rsid="0070dc6f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2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70dc6f" officeooo:paragraph-rsid="007e053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3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0pt" fo:language="zxx" fo:country="none" fo:font-style="normal" style:text-underline-style="none" fo:font-weight="bold" officeooo:rsid="007ba68b" officeooo:paragraph-rsid="007ba68b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4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weight="bold" officeooo:rsid="00178036" officeooo:paragraph-rsid="0017803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5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style="italic" fo:font-weight="bold" officeooo:rsid="00467925" officeooo:paragraph-rsid="0046792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16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style="italic" fo:font-weight="bold" officeooo:rsid="004b9d73" officeooo:paragraph-rsid="004b9d7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17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style="italic" fo:font-weight="bold" officeooo:rsid="005601cf" officeooo:paragraph-rsid="005601c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18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style="normal" style:text-underline-style="none" fo:font-weight="bold" officeooo:rsid="006a1b8c" officeooo:paragraph-rsid="006a1b8c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19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style:font-name="Roboto" fo:font-size="12pt" fo:language="zxx" fo:country="none" fo:font-style="normal" style:text-underline-style="none" fo:font-weight="bold" officeooo:rsid="007ba68b" officeooo:paragraph-rsid="007ba68b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20" style:family="paragraph" style:parent-style-name="Standard" style:list-style-name="L15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officeooo:paragraph-rsid="007e0537"/>
    </style:style>
    <style:style style:name="P121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officeooo:paragraph-rsid="007e0537"/>
    </style:style>
    <style:style style:name="P122" style:family="paragraph" style:parent-style-name="Standard" style:list-style-name="L16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fo:font-size="10pt" fo:font-weight="normal" officeooo:rsid="00812616" officeooo:paragraph-rsid="00812616" style:font-size-asian="10pt" style:font-weight-asian="normal" style:font-size-complex="10pt" style:font-weight-complex="normal"/>
    </style:style>
    <style:style style:name="P123" style:family="paragraph" style:parent-style-name="Standard" style:list-style-name="L11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fo:font-size="10pt" officeooo:paragraph-rsid="00467925" style:font-size-asian="10pt" style:font-size-complex="10pt"/>
    </style:style>
    <style:style style:name="P124" style:family="paragraph" style:parent-style-name="Standard">
      <style:paragraph-properties fo:line-height="115%">
        <style:tab-stops>
          <style:tab-stop style:position="0cm"/>
          <style:tab-stop style:position="26.106cm" style:type="right"/>
        </style:tab-stops>
      </style:paragraph-properties>
      <style:text-properties fo:font-size="12pt" fo:font-weight="bold" officeooo:rsid="00812616" officeooo:paragraph-rsid="00812616" style:font-size-asian="10pt" style:font-weight-asian="bold" style:font-size-complex="10pt" style:font-weight-complex="bold"/>
    </style:style>
    <style:style style:name="P125" style:family="paragraph" style:parent-style-name="Header">
      <style:paragraph-properties fo:line-height="115%">
        <style:tab-stops>
          <style:tab-stop style:position="13.051cm" style:type="center"/>
          <style:tab-stop style:position="26.102cm" style:type="right"/>
          <style:tab-stop style:position="26.106cm" style:type="right"/>
        </style:tab-stops>
      </style:paragraph-properties>
      <style:text-properties style:font-name="Big John" fo:font-size="10pt" fo:language="zxx" fo:country="none" officeooo:rsid="000e0587" officeooo:paragraph-rsid="000e0587" style:font-size-asian="8.75pt" style:language-asian="zxx" style:country-asian="none" style:font-size-complex="10pt" style:language-complex="zxx" style:country-complex="none"/>
    </style:style>
    <style:style style:name="P126" style:family="paragraph" style:parent-style-name="Header">
      <style:paragraph-properties fo:line-height="115%">
        <style:tab-stops>
          <style:tab-stop style:position="13.051cm" style:type="center"/>
          <style:tab-stop style:position="26.102cm" style:type="right"/>
          <style:tab-stop style:position="26.106cm" style:type="right"/>
        </style:tab-stops>
      </style:paragraph-properties>
      <style:text-properties style:font-name="Big John" fo:font-size="8pt" fo:language="zxx" fo:country="none" officeooo:rsid="000e0587" officeooo:paragraph-rsid="000e0587" style:font-size-asian="8.75pt" style:language-asian="zxx" style:country-asian="none" style:font-size-complex="10pt" style:language-complex="zxx" style:country-complex="none"/>
    </style:style>
    <style:style style:name="P127" style:family="paragraph" style:parent-style-name="Header">
      <style:paragraph-properties fo:line-height="115%"/>
      <style:text-properties style:font-name="Roboto" fo:font-size="18pt" fo:language="zxx" fo:country="none" fo:font-weight="bold" officeooo:rsid="000e0587" officeooo:paragraph-rsid="000e058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128" style:family="paragraph" style:parent-style-name="Header">
      <style:paragraph-properties fo:line-height="115%"/>
      <style:text-properties style:font-name="Roboto" fo:font-size="12pt" fo:language="zxx" fo:country="none" fo:font-weight="bold" officeooo:rsid="000e0587" officeooo:paragraph-rsid="000e058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style:font-name="Roboto" fo:font-size="10pt" fo:language="zxx" fo:country="none" fo:font-style="normal" style:text-underline-style="none" fo:font-weight="normal" officeooo:rsid="0076d42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Roboto" fo:language="zxx" fo:country="none" fo:font-style="normal" fo:font-weight="normal" officeooo:rsid="0046792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style:font-name="Roboto" fo:language="zxx" fo:country="none" fo:font-style="normal" style:text-underline-style="none" fo:font-weight="normal" officeooo:rsid="0076d42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" style:family="text">
      <style:text-properties style:font-name="Roboto" fo:language="zxx" fo:country="none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style:font-name="Roboto" fo:language="zxx" fo:country="none" fo:font-style="normal" style:text-underline-style="none" officeooo:rsid="0076d422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officeooo:rsid="002324f7"/>
    </style:style>
    <style:style style:name="T7" style:family="text">
      <style:text-properties officeooo:rsid="00261d70"/>
    </style:style>
    <style:style style:name="T8" style:family="text">
      <style:text-properties officeooo:rsid="00295259"/>
    </style:style>
    <style:style style:name="T9" style:family="text">
      <style:text-properties officeooo:rsid="0029f7e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24f7" style:font-style-asian="normal" style:font-style-complex="normal"/>
    </style:style>
    <style:style style:name="T12" style:family="text">
      <style:text-properties fo:font-style="normal" officeooo:rsid="0034c289" style:font-style-asian="normal" style:font-style-complex="normal"/>
    </style:style>
    <style:style style:name="T13" style:family="text">
      <style:text-properties fo:font-style="normal" officeooo:rsid="0042c08f" style:font-style-asian="normal" style:font-style-complex="normal"/>
    </style:style>
    <style:style style:name="T14" style:family="text">
      <style:text-properties officeooo:rsid="0033c2ba"/>
    </style:style>
    <style:style style:name="T15" style:family="text">
      <style:text-properties officeooo:rsid="003424c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3c12ef"/>
    </style:style>
    <style:style style:name="T18" style:family="text">
      <style:text-properties officeooo:rsid="003d322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42c08f"/>
    </style:style>
    <style:style style:name="T21" style:family="text">
      <style:text-properties officeooo:rsid="0053dc1b"/>
    </style:style>
    <style:style style:name="T22" style:family="text">
      <style:text-properties officeooo:rsid="007a02f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499cm" fo:text-indent="-0.48cm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cm" fo:text-indent="-0.48cm" fo:margin-left="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DASHBOARD</text:p>
      <text:list xml:id="list1531938697" text:style-name="L9">
        <text:list-item>
          <text:p text:style-name="P1">Welcome to Word<text:span text:style-name="T18">P</text:span>ress!</text:p>
          <text:list>
            <text:list-item>
              <text:p text:style-name="P4">Get Started</text:p>
              <text:list>
                <text:list-item>
                  <text:p text:style-name="P48">Customize your site</text:p>
                </text:list-item>
                <text:list-item>
                  <text:p text:style-name="P48">Change theme completely</text:p>
                </text:list-item>
              </text:list>
            </text:list-item>
            <text:list-item>
              <text:p text:style-name="P4">Next Steps</text:p>
              <text:list>
                <text:list-item>
                  <text:p text:style-name="P48">Write your first blog post</text:p>
                </text:list-item>
                <text:list-item>
                  <text:p text:style-name="P48">Add an About page</text:p>
                </text:list-item>
                <text:list-item>
                  <text:p text:style-name="P48">View your site</text:p>
                </text:list-item>
              </text:list>
            </text:list-item>
            <text:list-item>
              <text:p text:style-name="P4">More Actions</text:p>
              <text:list>
                <text:list-item>
                  <text:p text:style-name="P48">Manage widgets or menus</text:p>
                </text:list-item>
                <text:list-item>
                  <text:p text:style-name="P48">Turn comments on or off</text:p>
                </text:list-item>
                <text:list-item>
                  <text:p text:style-name="P48">Learn more about getting started</text:p>
                </text:list-item>
              </text:list>
            </text:list-item>
          </text:list>
        </text:list-item>
      </text:list>
      <text:list xml:id="list3151714414" text:style-name="L10">
        <text:list-item>
          <text:p text:style-name="P2">At a Glance</text:p>
          <text:list>
            <text:list-item>
              <text:p text:style-name="P49"><text:span text:style-name="T6">{number}</text:span> posts</text:p>
            </text:list-item>
            <text:list-item>
              <text:p text:style-name="P50"><text:span text:style-name="T6">{number}</text:span> pages</text:p>
            </text:list-item>
            <text:list-item>
              <text:p text:style-name="P50"><text:span text:style-name="T6">{number}</text:span> comments</text:p>
            </text:list-item>
            <text:list-item>
              <text:p text:style-name="P49">Wordpress {version} running {theme} theme</text:p>
            </text:list-item>
          </text:list>
        </text:list-item>
        <text:list-item>
          <text:p text:style-name="P3">Activity</text:p>
          <text:list>
            <text:list-item>
              <text:p text:style-name="P5">Recently published</text:p>
              <text:list>
                <text:list-item>
                  <text:p text:style-name="P51">{date} {<text:span text:style-name="T8">article</text:span>}</text:p>
                </text:list-item>
              </text:list>
            </text:list-item>
            <text:list-item>
              <text:p text:style-name="P6">Recent comments</text:p>
              <text:list>
                <text:list-item>
                  <text:p text:style-name="P52"><text:span text:style-name="T14">{avatar} </text:span>From {username} on {article}: <text:span text:style-name="T9">{content}...</text:span></text:p>
                  <text:list>
                    <text:list-item>
                      <text:p text:style-name="P9">Options</text:p>
                      <text:list>
                        <text:list-item>
                          <text:p text:style-name="P53">Unapprove</text:p>
                        </text:list-item>
                        <text:list-item>
                          <text:p text:style-name="P53">Reply</text:p>
                        </text:list-item>
                        <text:list-item>
                          <text:p text:style-name="P53">Edit</text:p>
                        </text:list-item>
                        <text:list-item>
                          <text:p text:style-name="P53">Spam</text:p>
                        </text:list-item>
                        <text:list-item>
                          <text:p text:style-name="P53">Trash</text:p>
                        </text:list-item>
                        <text:list-item>
                          <text:p text:style-name="P53">View</text:p>
                        </text:list-item>
                      </text:list>
                    </text:list-item>
                  </text:list>
                </text:list-item>
                <text:list-item>
                  <text:p text:style-name="P8">Comments categories</text:p>
                  <text:list>
                    <text:list-item>
                      <text:p text:style-name="P7"><text:span text:style-name="T10">All (</text:span><text:span text:style-name="T11">{number}</text:span><text:span text:style-name="T10">)</text:span></text:p>
                    </text:list-item>
                    <text:list-item>
                      <text:p text:style-name="P7"><text:span text:style-name="T10">Pending (</text:span><text:span text:style-name="T11">{number}</text:span><text:span text:style-name="T10">)</text:span></text:p>
                    </text:list-item>
                    <text:list-item>
                      <text:p text:style-name="P7"><text:soft-page-break/><text:span text:style-name="T10">Approved (</text:span><text:span text:style-name="T11">{number}</text:span><text:span text:style-name="T10">)</text:span></text:p>
                    </text:list-item>
                    <text:list-item>
                      <text:p text:style-name="P7"><text:span text:style-name="T10">Spam (</text:span><text:span text:style-name="T11">{number}</text:span><text:span text:style-name="T10">)</text:span></text:p>
                    </text:list-item>
                    <text:list-item>
                      <text:p text:style-name="P7"><text:span text:style-name="T10">Trash (</text:span><text:span text:style-name="T11">{number}</text:span><text:span text:style-name="T10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2">Q</text:span><text:span text:style-name="T10">uick Draft</text:span></text:p>
          <text:list>
            <text:list-item>
              <text:p text:style-name="P10"><text:span text:style-name="T10">Title</text:span></text:p>
            </text:list-item>
            <text:list-item>
              <text:p text:style-name="P10"><text:span text:style-name="T10">What's on you mind?</text:span></text:p>
            </text:list-item>
            <text:list-item>
              <text:p text:style-name="P11"><text:span text:style-name="T10">Save Draft</text:span></text:p>
            </text:list-item>
          </text:list>
        </text:list-item>
        <text:list-item>
          <text:p text:style-name="P31"><text:span text:style-name="T10">WordPress News</text:span></text:p>
          <text:list>
            <text:list-item>
              <text:p text:style-name="P12"><text:span text:style-name="T10">{title} {date} {content}... </text:span><text:span text:style-name="T20">or </text:span><text:span text:style-name="T13">{title}</text:span></text:p>
            </text:list-item>
            <text:list-item>
              <text:p text:style-name="P12"><text:span text:style-name="T10">Popular Plugin: {name} (Install)</text:span></text:p>
            </text:list-item>
          </text:list>
        </text:list-item>
      </text:list>
      <text:p text:style-name="P13"><text:span text:style-name="T10"/></text:p>
      <text:p text:style-name="P115"><text:span text:style-name="T10">UPDATES</text:span></text:p>
      <text:list xml:id="list2812098220" text:style-name="L11">
        <text:list-item>
          <text:p text:style-name="P123"><text:span text:style-name="T2">Last checked on {date} at {time}.</text:span></text:p>
        </text:list-item>
        <text:list-item>
          <text:p text:style-name="P14"><text:span text:style-name="T10">Check again</text:span></text:p>
        </text:list-item>
        <text:list-item>
          <text:p text:style-name="P69">You have the latest version of WordPress</text:p>
          <text:list>
            <text:list-item>
              <text:p text:style-name="P14"><text:span text:style-name="T10">If you need to re-install version {version}, you can do so here</text:span></text:p>
            </text:list-item>
            <text:list-item>
              <text:p text:style-name="P14"><text:span text:style-name="T10">Re-install Now</text:span></text:p>
            </text:list-item>
          </text:list>
        </text:list-item>
        <text:list-item>
          <text:p text:style-name="P70">Plugins</text:p>
          <text:list>
            <text:list-item>
              <text:p text:style-name="P15"><text:span text:style-name="T10">Your plugins are all up to date</text:span></text:p>
            </text:list-item>
          </text:list>
        </text:list-item>
        <text:list-item>
          <text:p text:style-name="P70">Themes</text:p>
          <text:list>
            <text:list-item>
              <text:p text:style-name="P15"><text:span text:style-name="T10">Your themes are all up to date</text:span></text:p>
            </text:list-item>
          </text:list>
        </text:list-item>
      </text:list>
      <text:p text:style-name="P16"><text:span text:style-name="T10"/></text:p>
      <text:p text:style-name="P116"><text:span text:style-name="T10">ALL POSTS</text:span></text:p>
      <text:list xml:id="list2424990065" text:style-name="L12">
        <text:list-item>
          <text:p text:style-name="P17"><text:span text:style-name="T10">Posts</text:span></text:p>
        </text:list-item>
        <text:list-item>
          <text:p text:style-name="P17"><text:span text:style-name="T10">Add New</text:span></text:p>
        </text:list-item>
        <text:list-item>
          <text:p text:style-name="P32"><text:span text:style-name="T10">Header</text:span></text:p>
          <text:list>
            <text:list-item>
              <text:p text:style-name="P18">Options</text:p>
              <text:list>
                <text:list-item>
                  <text:p text:style-name="P17"><text:span text:style-name="T10">All ({number})</text:span></text:p>
                </text:list-item>
                <text:list-item>
                  <text:p text:style-name="P17"><text:span text:style-name="T10">Published ({number})</text:span></text:p>
                </text:list-item>
              </text:list>
            </text:list-item>
            <text:list-item>
              <text:p text:style-name="P18">Search</text:p>
              <text:list>
                <text:list-item>
                  <text:p text:style-name="P55">Input</text:p>
                </text:list-item>
                <text:list-item>
                  <text:p text:style-name="P55">Search Posts</text:p>
                </text:list-item>
              </text:list>
            </text:list-item>
            <text:list-item>
              <text:p text:style-name="P17">Bulk Actions</text:p>
              <text:list>
                <text:list-item>
                  <text:p text:style-name="P54">Edit</text:p>
                </text:list-item>
                <text:list-item>
                  <text:p text:style-name="P54"><text:soft-page-break/>Move to Trash</text:p>
                </text:list-item>
                <text:list-item>
                  <text:p text:style-name="P54">Apply</text:p>
                </text:list-item>
              </text:list>
            </text:list-item>
            <text:list-item>
              <text:p text:style-name="P19">All dates</text:p>
              <text:list>
                <text:list-item>
                  <text:p text:style-name="P56">{month} {year}</text:p>
                </text:list-item>
              </text:list>
            </text:list-item>
            <text:list-item>
              <text:p text:style-name="P19">All cateogories</text:p>
              <text:list>
                <text:list-item>
                  <text:p text:style-name="P56">{category}</text:p>
                </text:list-item>
                <text:list-item>
                  <text:p text:style-name="P56">Uncategorized</text:p>
                </text:list-item>
              </text:list>
            </text:list-item>
            <text:list-item>
              <text:p text:style-name="P56">Filter</text:p>
            </text:list-item>
            <text:list-item>
              <text:p text:style-name="P57">{number} items (shown)</text:p>
            </text:list-item>
          </text:list>
        </text:list-item>
        <text:list-item>
          <text:p text:style-name="P71">Output</text:p>
          <text:list>
            <text:list-item>
              <text:p text:style-name="P20">Header</text:p>
              <text:list>
                <text:list-item>
                  <text:p text:style-name="P58">Checkbox</text:p>
                </text:list-item>
                <text:list-item>
                  <text:p text:style-name="P58">Title <text:span text:style-name="T21">+ excerpt</text:span></text:p>
                </text:list-item>
                <text:list-item>
                  <text:p text:style-name="P58">Author</text:p>
                </text:list-item>
                <text:list-item>
                  <text:p text:style-name="P58">Categories</text:p>
                </text:list-item>
                <text:list-item>
                  <text:p text:style-name="P58">Tags</text:p>
                </text:list-item>
                <text:list-item>
                  <text:p text:style-name="P59">Comments</text:p>
                </text:list-item>
                <text:list-item>
                  <text:p text:style-name="P59">Date</text:p>
                </text:list-item>
              </text:list>
            </text:list-item>
            <text:list-item>
              <text:p text:style-name="P21">Content</text:p>
              <text:list>
                <text:list-item>
                  <text:p text:style-name="P21"><text:span text:style-name="T10">Checkbox</text:span></text:p>
                </text:list-item>
                <text:list-item>
                  <text:p text:style-name="P21"><text:span text:style-name="T10">{title} + {excerpt}</text:span></text:p>
                  <text:list>
                    <text:list-item>
                      <text:p text:style-name="P29"><text:span text:style-name="T10">Edit</text:span></text:p>
                    </text:list-item>
                    <text:list-item>
                      <text:p text:style-name="P29"><text:span text:style-name="T10">Quick Edit</text:span></text:p>
                    </text:list-item>
                    <text:list-item>
                      <text:p text:style-name="P29"><text:span text:style-name="T10">Trash</text:span></text:p>
                    </text:list-item>
                    <text:list-item>
                      <text:p text:style-name="P29"><text:span text:style-name="T10">View</text:span></text:p>
                    </text:list-item>
                  </text:list>
                </text:list-item>
                <text:list-item>
                  <text:p text:style-name="P21"><text:span text:style-name="T10">{author}</text:span></text:p>
                </text:list-item>
                <text:list-item>
                  <text:p text:style-name="P21"><text:span text:style-name="T10">{category}</text:span></text:p>
                </text:list-item>
                <text:list-item>
                  <text:p text:style-name="P21"><text:span text:style-name="T10">{tags}</text:span></text:p>
                </text:list-item>
                <text:list-item>
                  <text:p text:style-name="P21"><text:span text:style-name="T10">{number} comments</text:span></text:p>
                </text:list-item>
                <text:list-item>
                  <text:p text:style-name="P21"><text:span text:style-name="T10">Published {date} {time}</text:span></text:p>
                </text:list-item>
              </text:list>
            </text:list-item>
          </text:list>
        </text:list-item>
      </text:list>
      <text:p text:style-name="P22"><text:span text:style-name="T10"/></text:p>
      <text:p text:style-name="P117"><text:span text:style-name="T10">ADD NEW POST</text:span></text:p>
      <text:list xml:id="list80449326" text:style-name="L13">
        <text:list-item>
          <text:p text:style-name="P23"><text:span text:style-name="T10">Enter title here</text:span></text:p>
        </text:list-item>
        <text:list-item>
          <text:p text:style-name="P23"><text:span text:style-name="T10">Add Media</text:span></text:p>
        </text:list-item>
        <text:list-item>
          <text:p text:style-name="P23"><text:soft-page-break/><text:span text:style-name="T10">TinyMCE + distraction free mode</text:span></text:p>
        </text:list-item>
        <text:list-item>
          <text:p text:style-name="P72">Excerpt</text:p>
          <text:list>
            <text:list-item>
              <text:p text:style-name="P60">Content</text:p>
            </text:list-item>
            <text:list-item>
              <text:p text:style-name="P60">Excepts are optional hand-crafted summaries of your content that can be used in your theme. Learn more...</text:p>
            </text:list-item>
          </text:list>
        </text:list-item>
        <text:list-item>
          <text:p text:style-name="P73">Send Trackbacks</text:p>
          <text:list>
            <text:list-item>
              <text:p text:style-name="P61">Send trackbacks to</text:p>
            </text:list-item>
            <text:list-item>
              <text:p text:style-name="P61">Input</text:p>
            </text:list-item>
            <text:list-item>
              <text:p text:style-name="P61">Separate multiple URLs with spaces</text:p>
            </text:list-item>
            <text:list-item>
              <text:p text:style-name="P61">Trackbacks are a way to notify legacy blog systems that you've linked to them. If you link other WordPress sites, they'll be notifies automatically using pingbacks, no other action neccessary</text:p>
            </text:list-item>
          </text:list>
        </text:list-item>
        <text:list-item>
          <text:p text:style-name="P74">Custom Fields</text:p>
          <text:list>
            <text:list-item>
              <text:p text:style-name="P62">Add new custom field</text:p>
            </text:list-item>
            <text:list-item>
              <text:p text:style-name="P62">Name input</text:p>
            </text:list-item>
            <text:list-item>
              <text:p text:style-name="P62">Value input</text:p>
            </text:list-item>
            <text:list-item>
              <text:p text:style-name="P62">Add custom Field</text:p>
            </text:list-item>
            <text:list-item>
              <text:p text:style-name="P62">Custom fields can be used to add extra metadata to a psot that you can use in your theme</text:p>
            </text:list-item>
          </text:list>
        </text:list-item>
        <text:list-item>
          <text:p text:style-name="P75">Discussion</text:p>
          <text:list>
            <text:list-item>
              <text:p text:style-name="P63">Allow comments</text:p>
            </text:list-item>
            <text:list-item>
              <text:p text:style-name="P63">Allow trackbacks and pingbacks on this page</text:p>
            </text:list-item>
          </text:list>
        </text:list-item>
        <text:list-item>
          <text:p text:style-name="P76">Slug</text:p>
          <text:list>
            <text:list-item>
              <text:p text:style-name="P64">Value input</text:p>
            </text:list-item>
          </text:list>
        </text:list-item>
        <text:list-item>
          <text:p text:style-name="P76">Author</text:p>
          <text:list>
            <text:list-item>
              <text:p text:style-name="P24">Select author</text:p>
            </text:list-item>
          </text:list>
        </text:list-item>
        <text:list-item>
          <text:p text:style-name="P77">Publish</text:p>
          <text:list>
            <text:list-item>
              <text:p text:style-name="P65">Save Draft</text:p>
            </text:list-item>
            <text:list-item>
              <text:p text:style-name="P65">Preview</text:p>
            </text:list-item>
            <text:list-item>
              <text:p text:style-name="P66"><text:span text:style-name="T19">Status</text:span>: {status} Edit</text:p>
              <text:list>
                <text:list-item>
                  <text:p text:style-name="P66">Draft</text:p>
                </text:list-item>
                <text:list-item>
                  <text:p text:style-name="P65">Pending Review</text:p>
                </text:list-item>
                <text:list-item>
                  <text:p text:style-name="P67">OK</text:p>
                </text:list-item>
                <text:list-item>
                  <text:p text:style-name="P67">Cancel<text:tab/></text:p>
                </text:list-item>
              </text:list>
            </text:list-item>
            <text:list-item>
              <text:p text:style-name="P25">Visibility: <text:span text:style-name="T10">{visibility} Edit</text:span></text:p>
              <text:list>
                <text:list-item>
                  <text:p text:style-name="P25"><text:span text:style-name="T10">Public</text:span></text:p>
                  <text:list>
                    <text:list-item>
                      <text:p text:style-name="P25"><text:span text:style-name="T10">Stick this post to the front page</text:span></text:p>
                    </text:list-item>
                  </text:list>
                </text:list-item>
                <text:list-item>
                  <text:p text:style-name="P25"><text:soft-page-break/><text:span text:style-name="T10">Password protected</text:span></text:p>
                </text:list-item>
                <text:list-item>
                  <text:p text:style-name="P25"><text:span text:style-name="T10">Private</text:span></text:p>
                </text:list-item>
                <text:list-item>
                  <text:p text:style-name="P25"><text:span text:style-name="T10">OK</text:span></text:p>
                </text:list-item>
                <text:list-item>
                  <text:p text:style-name="P25"><text:span text:style-name="T10">Cancel</text:span></text:p>
                </text:list-item>
              </text:list>
            </text:list-item>
            <text:list-item>
              <text:p text:style-name="P26">Publish: <text:span text:style-name="T10">{time} Edit</text:span></text:p>
              <text:list>
                <text:list-item>
                  <text:p text:style-name="P26"><text:span text:style-name="T10">{month} {date} {year} @ {hours} {minutes}</text:span></text:p>
                </text:list-item>
                <text:list-item>
                  <text:p text:style-name="P26"><text:span text:style-name="T10">OK</text:span></text:p>
                </text:list-item>
                <text:list-item>
                  <text:p text:style-name="P26"><text:span text:style-name="T10">Cancel</text:span></text:p>
                </text:list-item>
              </text:list>
            </text:list-item>
          </text:list>
        </text:list-item>
        <text:list-item>
          <text:p text:style-name="P33"><text:span text:style-name="T10">Format</text:span></text:p>
          <text:list>
            <text:list-item>
              <text:p text:style-name="P27"><text:span text:style-name="T10">Standard</text:span></text:p>
            </text:list-item>
            <text:list-item>
              <text:p text:style-name="P27"><text:span text:style-name="T10">Aside</text:span></text:p>
            </text:list-item>
            <text:list-item>
              <text:p text:style-name="P27"><text:span text:style-name="T10">Image</text:span></text:p>
            </text:list-item>
            <text:list-item>
              <text:p text:style-name="P27"><text:span text:style-name="T10">Video</text:span></text:p>
            </text:list-item>
            <text:list-item>
              <text:p text:style-name="P27"><text:span text:style-name="T10">Quote</text:span></text:p>
            </text:list-item>
            <text:list-item>
              <text:p text:style-name="P27"><text:span text:style-name="T10">Link</text:span></text:p>
            </text:list-item>
            <text:list-item>
              <text:p text:style-name="P27"><text:span text:style-name="T10">Gallery</text:span></text:p>
            </text:list-item>
            <text:list-item>
              <text:p text:style-name="P27"><text:span text:style-name="T10">Audio</text:span></text:p>
            </text:list-item>
          </text:list>
        </text:list-item>
        <text:list-item>
          <text:p text:style-name="P34"><text:span text:style-name="T10">Categories</text:span></text:p>
          <text:list>
            <text:list-item>
              <text:p text:style-name="P28">All Categories</text:p>
              <text:list>
                <text:list-item>
                  <text:p text:style-name="P68">{category}</text:p>
                </text:list-item>
              </text:list>
            </text:list-item>
            <text:list-item>
              <text:p text:style-name="P28">Most Used</text:p>
              <text:list>
                <text:list-item>
                  <text:p text:style-name="P68">{category}</text:p>
                </text:list-item>
              </text:list>
            </text:list-item>
            <text:list-item>
              <text:p text:style-name="P28">Add new category</text:p>
              <text:list>
                <text:list-item>
                  <text:p text:style-name="P78">Input</text:p>
                </text:list-item>
                <text:list-item>
                  <text:p text:style-name="P78">Parent Category</text:p>
                  <text:list>
                    <text:list-item>
                      <text:p text:style-name="P78">{category}</text:p>
                    </text:list-item>
                  </text:list>
                </text:list-item>
                <text:list-item>
                  <text:p text:style-name="P78">Add new category</text:p>
                </text:list-item>
              </text:list>
            </text:list-item>
          </text:list>
        </text:list-item>
        <text:list-item>
          <text:p text:style-name="P107">Tags</text:p>
          <text:list>
            <text:list-item>
              <text:p text:style-name="P79">Input</text:p>
            </text:list-item>
            <text:list-item>
              <text:p text:style-name="P79">Add</text:p>
            </text:list-item>
            <text:list-item>
              <text:p text:style-name="P79">Separate tags with commas</text:p>
            </text:list-item>
            <text:list-item>
              <text:p text:style-name="P35">Choose from the most used tags</text:p>
              <text:list>
                <text:list-item>
                  <text:p text:style-name="P79">{checkbox} {tag}</text:p>
                </text:list-item>
              </text:list>
            </text:list-item>
          </text:list>
        </text:list-item>
        <text:list-item>
          <text:p text:style-name="P108">Featured Image</text:p>
          <text:list>
            <text:list-item>
              <text:p text:style-name="P80"><text:soft-page-break/>Set featured image</text:p>
            </text:list-item>
          </text:list>
        </text:list-item>
      </text:list>
      <text:p text:style-name="P81"/>
      <text:p text:style-name="P118">CATEGORIES</text:p>
      <text:list xml:id="list2216051333" text:style-name="L14">
        <text:list-item>
          <text:p text:style-name="P109">Search</text:p>
          <text:list>
            <text:list-item>
              <text:p text:style-name="P82">Input</text:p>
            </text:list-item>
            <text:list-item>
              <text:p text:style-name="P82">Search Categories</text:p>
            </text:list-item>
          </text:list>
        </text:list-item>
        <text:list-item>
          <text:p text:style-name="P110">Add New Category</text:p>
          <text:list>
            <text:list-item>
              <text:p text:style-name="P36">Name</text:p>
              <text:list>
                <text:list-item>
                  <text:p text:style-name="P83">Input</text:p>
                </text:list-item>
                <text:list-item>
                  <text:p text:style-name="P83">The name is how it appears on your site</text:p>
                </text:list-item>
              </text:list>
            </text:list-item>
            <text:list-item>
              <text:p text:style-name="P36">Slug</text:p>
              <text:list>
                <text:list-item>
                  <text:p text:style-name="P83">Input</text:p>
                </text:list-item>
                <text:list-item>
                  <text:p text:style-name="P83">The 'slug' is the URL-friendly version of the name. It is usually all lowercase and contains only letters, numbers, and hyphens</text:p>
                </text:list-item>
              </text:list>
            </text:list-item>
            <text:list-item>
              <text:p text:style-name="P37">Parent</text:p>
              <text:list>
                <text:list-item>
                  <text:p text:style-name="P85">None</text:p>
                </text:list-item>
                <text:list-item>
                  <text:p text:style-name="P85">{tag}</text:p>
                </text:list-item>
                <text:list-item>
                  <text:p text:style-name="P86">Categories, unlike tags, can have a hierarchy. You might have a Jazz category, and under that have children categories for Bebop and Big Band. Totally optional</text:p>
                </text:list-item>
              </text:list>
            </text:list-item>
            <text:list-item>
              <text:p text:style-name="P38">Description</text:p>
              <text:list>
                <text:list-item>
                  <text:p text:style-name="P87">Input</text:p>
                </text:list-item>
                <text:list-item>
                  <text:p text:style-name="P87">The description is not prominent by default; however some themes may show it</text:p>
                </text:list-item>
              </text:list>
            </text:list-item>
            <text:list-item>
              <text:p text:style-name="P89">Add New Category</text:p>
            </text:list-item>
          </text:list>
        </text:list-item>
        <text:list-item>
          <text:p text:style-name="P111">Ouput</text:p>
          <text:list>
            <text:list-item>
              <text:p text:style-name="P43">Bulk Actions</text:p>
              <text:list>
                <text:list-item>
                  <text:p text:style-name="P96">Delete</text:p>
                </text:list-item>
                <text:list-item>
                  <text:p text:style-name="P96">Apply</text:p>
                </text:list-item>
              </text:list>
            </text:list-item>
            <text:list-item>
              <text:p text:style-name="P98">{number} items</text:p>
            </text:list-item>
            <text:list-item>
              <text:p text:style-name="P39">Header</text:p>
              <text:list>
                <text:list-item>
                  <text:p text:style-name="P90">Checkbox</text:p>
                </text:list-item>
                <text:list-item>
                  <text:p text:style-name="P90">Name</text:p>
                </text:list-item>
                <text:list-item>
                  <text:p text:style-name="P90">Description</text:p>
                </text:list-item>
                <text:list-item>
                  <text:p text:style-name="P90">Slug</text:p>
                </text:list-item>
                <text:list-item>
                  <text:p text:style-name="P90">Count</text:p>
                </text:list-item>
              </text:list>
            </text:list-item>
            <text:list-item>
              <text:p text:style-name="P41">Content</text:p>
              <text:list>
                <text:list-item>
                  <text:p text:style-name="P92"><text:soft-page-break/>Checkbox</text:p>
                </text:list-item>
                <text:list-item>
                  <text:p text:style-name="P92">{title}</text:p>
                  <text:list>
                    <text:list-item>
                      <text:p text:style-name="P92">Edit</text:p>
                    </text:list-item>
                    <text:list-item>
                      <text:p text:style-name="P92">Quick Edit</text:p>
                    </text:list-item>
                    <text:list-item>
                      <text:p text:style-name="P106">Delete</text:p>
                    </text:list-item>
                    <text:list-item>
                      <text:p text:style-name="P92">View</text:p>
                    </text:list-item>
                  </text:list>
                </text:list-item>
                <text:list-item>
                  <text:p text:style-name="P92">{description}</text:p>
                </text:list-item>
                <text:list-item>
                  <text:p text:style-name="P94">{slug}</text:p>
                </text:list-item>
                <text:list-item>
                  <text:p text:style-name="P92">{count}</text:p>
                </text:list-item>
              </text:list>
            </text:list-item>
            <text:list-item>
              <text:p text:style-name="P100">Note: Deleting a category does not delete the posts in that category. Instead, posts that were only assigned to deleted category are set to the category Uncategorizes</text:p>
            </text:list-item>
            <text:list-item>
              <text:p text:style-name="P100">Categories can be selectively converted to tags using the category to tag converter<text:span text:style-name="T22">­</text:span></text:p>
            </text:list-item>
          </text:list>
        </text:list-item>
      </text:list>
      <text:p text:style-name="P101"/>
      <text:p text:style-name="P119">TAGS</text:p>
      <text:list xml:id="list3161264661" text:style-name="L15">
        <text:list-item>
          <text:p text:style-name="P113">Search</text:p>
          <text:list>
            <text:list-item>
              <text:p text:style-name="P102">Input</text:p>
            </text:list-item>
            <text:list-item>
              <text:p text:style-name="P102">Search Tags</text:p>
            </text:list-item>
          </text:list>
        </text:list-item>
        <text:list-item>
          <text:p text:style-name="P113">Add New Tag</text:p>
          <text:list>
            <text:list-item>
              <text:p text:style-name="P45">Name</text:p>
              <text:list>
                <text:list-item>
                  <text:p text:style-name="P102">Input</text:p>
                </text:list-item>
                <text:list-item>
                  <text:p text:style-name="P102">The name is how it appears on your site</text:p>
                </text:list-item>
              </text:list>
            </text:list-item>
            <text:list-item>
              <text:p text:style-name="P46">Slug</text:p>
              <text:list>
                <text:list-item>
                  <text:p text:style-name="P103">Input</text:p>
                </text:list-item>
                <text:list-item>
                  <text:p text:style-name="P84">The 'slug' is the URL-friendly version of the name. It is usually all lowercase and contains only letters, numbers, and hyphens</text:p>
                </text:list-item>
              </text:list>
            </text:list-item>
            <text:list-item>
              <text:p text:style-name="P47">Description</text:p>
              <text:list>
                <text:list-item>
                  <text:p text:style-name="P104">Input</text:p>
                </text:list-item>
                <text:list-item>
                  <text:p text:style-name="P88">The description is not prominent by default; however some themes may show it</text:p>
                </text:list-item>
              </text:list>
            </text:list-item>
            <text:list-item>
              <text:p text:style-name="P104">Add New Tag</text:p>
            </text:list-item>
          </text:list>
        </text:list-item>
        <text:list-item>
          <text:p text:style-name="P112">Ouput</text:p>
          <text:list>
            <text:list-item>
              <text:p text:style-name="P44">Bulk Actions</text:p>
              <text:list>
                <text:list-item>
                  <text:p text:style-name="P97">Delete</text:p>
                </text:list-item>
                <text:list-item>
                  <text:p text:style-name="P97">Apply</text:p>
                </text:list-item>
              </text:list>
            </text:list-item>
            <text:list-item>
              <text:p text:style-name="P99">{number} items</text:p>
            </text:list-item>
            <text:list-item>
              <text:p text:style-name="P40">Header</text:p>
              <text:list>
                <text:list-item>
                  <text:p text:style-name="P91"><text:soft-page-break/>Checkbox</text:p>
                </text:list-item>
                <text:list-item>
                  <text:p text:style-name="P91">Name</text:p>
                </text:list-item>
                <text:list-item>
                  <text:p text:style-name="P91">Description</text:p>
                </text:list-item>
                <text:list-item>
                  <text:p text:style-name="P91">Slug</text:p>
                </text:list-item>
                <text:list-item>
                  <text:p text:style-name="P91">Count</text:p>
                </text:list-item>
              </text:list>
            </text:list-item>
            <text:list-item>
              <text:p text:style-name="P42">Content</text:p>
              <text:list>
                <text:list-item>
                  <text:p text:style-name="P93">Checkbox</text:p>
                </text:list-item>
                <text:list-item>
                  <text:p text:style-name="P93">{title}</text:p>
                  <text:list>
                    <text:list-item>
                      <text:p text:style-name="P93">Edit</text:p>
                    </text:list-item>
                    <text:list-item>
                      <text:p text:style-name="P93">Quick Edit</text:p>
                    </text:list-item>
                    <text:list-item>
                      <text:p text:style-name="P105">Delete</text:p>
                    </text:list-item>
                    <text:list-item>
                      <text:p text:style-name="P93">View</text:p>
                    </text:list-item>
                  </text:list>
                </text:list-item>
                <text:list-item>
                  <text:p text:style-name="P93">{description}</text:p>
                </text:list-item>
                <text:list-item>
                  <text:p text:style-name="P95">{slug}</text:p>
                </text:list-item>
                <text:list-item>
                  <text:p text:style-name="P93">{count}</text:p>
                </text:list-item>
              </text:list>
            </text:list-item>
            <text:list-item>
              <text:p text:style-name="P120"><text:span text:style-name="T1">Tags can be selectively converted to categories using the tag to category converter</text:span></text:p>
            </text:list-item>
          </text:list>
        </text:list-item>
      </text:list>
      <text:p text:style-name="P121"><text:span text:style-name="T1"/></text:p>
      <text:p text:style-name="P124"><text:span text:style-name="T5">M</text:span><text:span text:style-name="T4">EDIA LIBRARY</text:span></text:p>
      <text:list xml:id="list1659391924" text:style-name="L16">
        <text:list-item>
          <text:p text:style-name="P122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g John" svg:font-family="'Big John'" style:font-pitch="variable"/>
    <style:font-face style:name="Roboto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Slim Joe" svg:font-family="'Slim Jo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051cm" style:type="center"/>
          <style:tab-stop style:position="26.1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15%">
        <style:tab-stops>
          <style:tab-stop style:position="13.051cm" style:type="center"/>
          <style:tab-stop style:position="26.102cm" style:type="right"/>
          <style:tab-stop style:position="26.106cm" style:type="right"/>
        </style:tab-stops>
      </style:paragraph-properties>
      <style:text-properties style:font-name="Big John" fo:font-size="8pt" fo:language="zxx" fo:country="none" officeooo:rsid="000e0587" officeooo:paragraph-rsid="000e0587" style:font-size-asian="8.75pt" style:language-asian="zxx" style:country-asian="none" style:font-size-complex="10pt" style:language-complex="zxx" style:country-complex="none"/>
    </style:style>
    <style:style style:name="MP2" style:family="paragraph" style:parent-style-name="Header">
      <style:paragraph-properties fo:line-height="115%"/>
      <style:text-properties style:font-name="Roboto" fo:font-size="12pt" fo:language="zxx" fo:country="none" fo:font-weight="bold" officeooo:rsid="000e0587" officeooo:paragraph-rsid="000e058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Header">
      <style:paragraph-properties fo:line-height="115%">
        <style:tab-stops>
          <style:tab-stop style:position="13.051cm" style:type="center"/>
          <style:tab-stop style:position="26.102cm" style:type="right"/>
          <style:tab-stop style:position="26.106cm" style:type="right"/>
        </style:tab-stops>
      </style:paragraph-properties>
      <style:text-properties style:font-name="Big John" fo:font-size="10pt" fo:language="zxx" fo:country="none" officeooo:rsid="000e0587" officeooo:paragraph-rsid="000e0587" style:font-size-asian="8.75pt" style:language-asian="zxx" style:country-asian="none" style:font-size-complex="10pt" style:language-complex="zxx" style:country-complex="none"/>
    </style:style>
    <style:style style:name="MP4" style:family="paragraph" style:parent-style-name="Header">
      <style:paragraph-properties fo:line-height="115%"/>
      <style:text-properties style:font-name="Roboto" fo:font-size="18pt" fo:language="zxx" fo:country="none" fo:font-weight="bold" officeooo:rsid="000e0587" officeooo:paragraph-rsid="000e058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MT1" style:family="text">
      <style:text-properties officeooo:rsid="00261d70"/>
    </style:style>
    <style:style style:name="MT2" style:family="text">
      <style:text-properties officeooo:rsid="003424cc"/>
    </style:style>
    <style:style style:name="MT3" style:family="text">
      <style:text-properties officeooo:rsid="003c12ef"/>
    </style:style>
    <style:page-layout style:name="Mpm1">
      <style:page-layout-properties fo:page-width="29.7cm" fo:page-height="21.001cm" style:num-format="1" style:print-orientation="landscape" fo:margin-top="1.499cm" fo:margin-bottom="1.799cm" fo:margin-left="1.799cm" fo:margin-right="1.799cm" fo:border="none" fo:padding="0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06pt solid #000000" fo:border-left="none" fo:border-right="none" fo:padding-top="0cm" fo:padding-bottom="0.199cm" fo:padding-left="0cm" fo:padding-right="0cm" style:shadow="none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rinche<text:tab/><text:tab/></text:p>
        <text:p text:style-name="MP2">Wordpress <text:span text:style-name="MT1">CMS</text:span> Investig<text:span text:style-name="MT2">ation<text:tab/><text:tab/></text:span><text:span text:style-name="MT2"><text:page-number text:select-page="current">8</text:page-number></text:span></text:p>
      </style:header>
      <style:header-first>
        <text:p text:style-name="MP3">Wrinche<text:tab/><text:tab/></text:p>
        <text:p text:style-name="MP4">Word<text:span text:style-name="MT3">Pr</text:span>ess <text:span text:style-name="MT1">CMS</text:span> Investigation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0:06:37.704155411</meta:creation-date>
    <dc:date>2017-02-21T15:01:19.719936196</dc:date>
    <meta:editing-duration>PT6H50M40S</meta:editing-duration>
    <meta:editing-cycles>88</meta:editing-cycles>
    <meta:generator>LibreOffice/5.3.0.3$Linux_X86_64 LibreOffice_project/30m0$Build-3</meta:generator>
    <meta:document-statistic meta:table-count="0" meta:image-count="0" meta:object-count="0" meta:page-count="8" meta:paragraph-count="251" meta:word-count="925" meta:character-count="4398" meta:non-whitespace-character-count="395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ky uložená verzia" VL:creator="" dc:date-time="2017-02-21T15:01:19"/>
</VL:version-list>
</file>